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source">
            <text:p>source</text:p>
          </table:table-cell>
          <table:table-cell table:style-name="pd1" office:value-type="string" office:string-value="paragraph_number">
            <text:p>paragraph_number</text:p>
          </table:table-cell>
          <table:table-cell table:style-name="pd1" office:value-type="string" office:string-value="raw_text">
            <text:p>raw_text</text:p>
          </table:table-cell>
          <table:table-cell table:style-name="pd1" office:value-type="string" office:string-value="character_number">
            <text:p>character_number</text:p>
          </table:table-cell>
          <table:table-cell table:style-name="pd1" office:value-type="string" office:string-value="annotation">
            <text:p>annotation</text:p>
          </table:table-cell>
          <table:table-cell table:style-name="pd1" office:value-type="string" office:string-value="full_annotation">
            <text:p>full_annotation</text:p>
          </table:table-cell>
          <table:table-cell table:style-name="pd1" office:value-type="string" office:string-value="concept">
            <text:p>concept</text:p>
          </table:table-cell>
          <table:table-cell table:style-name="pd1" office:value-type="string" office:string-value="explanation">
            <text:p>explanation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1">
            <text:p>21</text:p>
          </table:table-cell>
          <table:table-cell office:value-type="string" office:string-value="A城">
            <text:p>A城</text:p>
          </table:table-cell>
          <table:table-cell office:value-type="string" office:string-value="A城">
            <text:p>A城</text:p>
          </table:table-cell>
          <table:table-cell office:value-type="string" office:string-value="美國">
            <text:p>美國</text:p>
          </table:table-cell>
          <table:table-cell office:value-type="string" office:string-value="根據後文提及的「在美國打官司」，判斷此A城位於美國。">
            <text:p>根據後文提及的「在美國打官司」，判斷此A城位於美國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1">
            <text:p>81</text:p>
          </table:table-cell>
          <table:table-cell office:value-type="string" office:string-value="宅，那深院廣庭雖稀地說明了周天計不平凡的背景——他一定是顯赫家族的後嗣，因為看周天計的年齡，不可能已在外鄉有了可觀的成就！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51">
            <text:p>51</text:p>
          </table:table-cell>
          <table:table-cell office:value-type="string" office:string-value="外鄉">
            <text:p>外鄉</text:p>
          </table:table-cell>
          <table:table-cell office:value-type="string" office:string-value="外地">
            <text:p>外地</text:p>
          </table:table-cell>
          <table:table-cell office:value-type="string" office:string-value="未明確指出">
            <text:p>未明確指出</text:p>
          </table:table-cell>
          <table:table-cell office:value-type="string" office:string-value="此為描述性詞語，泛指家鄉以外的地方，未明確指出特定區域或國家。">
            <text:p>此為描述性詞語，泛指家鄉以外的地方，未明確指出特定區域或國家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2">
            <text:p>82</text:p>
          </table:table-cell>
          <table:table-cell office:value-type="string" office:string-value="在臺灣的商界學會了搞「關係」的楊振家，總是像雨水隨著地勢和引力流動一般，本能地追逐著「勢利」的重心，這一下不又給他碰對了嗎？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1">
            <text:p>1</text:p>
          </table:table-cell>
          <table:table-cell office:value-type="string" office:string-value="臺灣">
            <text:p>臺灣</text:p>
          </table:table-cell>
          <table:table-cell office:value-type="string" office:string-value="臺灣">
            <text:p>臺灣</text:p>
          </table:table-cell>
          <table:table-cell office:value-type="string" office:string-value="臺灣">
            <text:p>臺灣</text:p>
          </table:table-cell>
          <table:table-cell office:value-type="string" office:string-value="原文直接提及的國家名稱。">
            <text:p>原文直接提及的國家名稱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5">
            <text:p>5</text:p>
          </table:table-cell>
          <table:table-cell office:value-type="string" office:string-value="高級住宅區">
            <text:p>高級住宅區</text:p>
          </table:table-cell>
          <table:table-cell office:value-type="string" office:string-value="高級住宅區">
            <text:p>高級住宅區</text:p>
          </table:table-cell>
          <table:table-cell office:value-type="string" office:string-value="不詳">
            <text:p>不詳</text:p>
          </table:table-cell>
          <table:table-cell office:value-type="string" office:string-value="內文未提及具體國家或區域，判斷為泛指的住宅區域。">
            <text:p>內文未提及具體國家或區域，判斷為泛指的住宅區域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12">
            <text:p>12</text:p>
          </table:table-cell>
          <table:table-cell office:value-type="string" office:string-value="A城">
            <text:p>A城</text:p>
          </table:table-cell>
          <table:table-cell office:value-type="string" office:string-value="A城">
            <text:p>A城</text:p>
          </table:table-cell>
          <table:table-cell office:value-type="string" office:string-value="美國">
            <text:p>美國</text:p>
          </table:table-cell>
          <table:table-cell office:value-type="string" office:string-value="根據後文提及的「在美國打官司」，判斷此A城位於美國。">
            <text:p>根據後文提及的「在美國打官司」，判斷此A城位於美國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28">
            <text:p>28</text:p>
          </table:table-cell>
          <table:table-cell office:value-type="string" office:string-value="美國">
            <text:p>美國</text:p>
          </table:table-cell>
          <table:table-cell office:value-type="string" office:string-value="美國">
            <text:p>美國</text:p>
          </table:table-cell>
          <table:table-cell office:value-type="string" office:string-value="美國">
            <text:p>美國</text:p>
          </table:table-cell>
          <table:table-cell office:value-type="string" office:string-value="原文直接提及的國家名稱。">
            <text:p>原文直接提及的國家名稱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49">
            <text:p>49</text:p>
          </table:table-cell>
          <table:table-cell office:value-type="string" office:string-value="台灣">
            <text:p>台灣</text:p>
          </table:table-cell>
          <table:table-cell office:value-type="string" office:string-value="臺灣">
            <text:p>臺灣</text:p>
          </table:table-cell>
          <table:table-cell office:value-type="string" office:string-value="臺灣">
            <text:p>臺灣</text:p>
          </table:table-cell>
          <table:table-cell office:value-type="string" office:string-value="原文直接提及的國家名稱。">
            <text:p>原文直接提及的國家名稱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